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df67b" officeooo:paragraph-rsid="001df67b"/>
    </style:style>
    <style:style style:name="P2" style:family="paragraph" style:parent-style-name="Heading_20_1">
      <style:text-properties officeooo:rsid="001df67b" officeooo:paragraph-rsid="001df67b"/>
    </style:style>
    <style:style style:name="P3" style:family="paragraph" style:parent-style-name="Heading_20_1">
      <style:text-properties officeooo:rsid="001f6ab3" officeooo:paragraph-rsid="001f6ab3"/>
    </style:style>
    <style:style style:name="P4" style:family="paragraph" style:parent-style-name="Text_20_body">
      <style:text-properties officeooo:rsid="001df67b" officeooo:paragraph-rsid="001df67b"/>
    </style:style>
    <style:style style:name="P5" style:family="paragraph" style:parent-style-name="Text_20_body">
      <style:text-properties officeooo:rsid="001f6ab3" officeooo:paragraph-rsid="001f6ab3"/>
    </style:style>
    <style:style style:name="P6" style:family="paragraph" style:parent-style-name="Title">
      <style:text-properties officeooo:rsid="001df67b" officeooo:paragraph-rsid="001df67b"/>
    </style:style>
    <style:style style:name="T1" style:family="text">
      <style:text-properties officeooo:rsid="00212d6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Roulette :</text:p>
      <text:h text:style-name="P2" text:outline-level="1">Le projet :</text:h>
      <text:p text:style-name="P4">Le projet roulette est un projet ou l’utilisateur peut jouer à un jeu de roulette, inspiré des casinos et suivant un énoncé très précis :</text:p>
      <text:p text:style-name="P4">-L’utilisateur fixe la quantité d’argent disponible</text:p>
      <text:p text:style-name="P4">-Il choisis un numéro sur lequel il parie une mise</text:p>
      <text:p text:style-name="P4">-L’ordinateur lance la roulette et affiche les résultats (si les chiffres sont égeux, il remporte la mise * 3, si ils sont tout les 2 pairs ou impairs, il remporte la mise * 1.5, sinon il ne remporte rien)</text:p>
      <text:p text:style-name="P4">-Il peut soit continuer à jouer soit quitter <text:span text:style-name="T1">(sauf si il est ruiné, ou il ne peut que quitter)</text:span></text:p>
      <text:p text:style-name="P4">-Il peut voir à la fin la quantité d’argent qui lui reste ainsi que ces bénéfices/pertes</text:p>
      <text:h text:style-name="P3" text:outline-level="1">Choix de programmations :</text:h>
      <text:p text:style-name="P5">Le projet utilise pygame pour pouvoir afficher une fenêtre graphique. Une boucle while infini est utilisé pour actualiser la fenêtre, et une condition est utilisé pour que, quand l’évènement pygame « Quitter » est reçu, le programme s’arrête. <text:span text:style-name="T1">Le jeu est découpé en page, qui correspond à une GUI différente sur la fenêtre. Il y a la page d’accueil (page 0), la page de choix d’argent (page 1), la page de choix de case et de mise de lancement de la roulette (page 2) et une page avant de quitter (page 3). La page actuel est stocké dans une variable de type int.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f67b" officeooo:paragraph-rsid="001df67b"/>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Mattéo</text:p>
        <text:p text:style-name="MP1">Menou</text:p>
        <text:p text:style-name="MP1">1er5</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 O</meta:initial-creator>
    <meta:creation-date>2022-11-14T08:43:52.522000000</meta:creation-date>
    <meta:generator>LibreOffice/7.2.4.1$Windows_X86_64 LibreOffice_project/27d75539669ac387bb498e35313b970b7fe9c4f9</meta:generator>
    <dc:date>2022-11-14T08:51:05.123000000</dc:date>
    <dc:creator>Matt O</dc:creator>
    <meta:editing-duration>PT7M13S</meta:editing-duration>
    <meta:editing-cycles>3</meta:editing-cycles>
    <meta:document-statistic meta:table-count="0" meta:image-count="0" meta:object-count="0" meta:page-count="1" meta:paragraph-count="13" meta:word-count="230" meta:character-count="1249" meta:non-whitespace-character-count="1031"/>
  </office:meta>
</office:document-meta>
</file>